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0800000008DD0ADA29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</style:style>
    <style:style style:name="P18" style:family="paragraph">
      <style:text-properties style:font-name="Courier 10 Pitch" fo:font-size="9pt" style:font-size-asian="9pt" style:font-size-complex="9pt"/>
    </style:style>
    <style:style style:name="T1" style:family="text">
      <style:text-properties style:text-position="sub 58%" style:font-name="Courier 10 Pitch"/>
    </style:style>
    <style:style style:name="T2" style:family="text">
      <style:text-properties style:text-position="0% 100%" style:font-name="Liberation Serif" fo:font-weight="normal" style:font-weight-asian="normal" style:font-weight-complex="normal"/>
    </style:style>
    <style:style style:name="T3" style:family="text">
      <style:text-properties style:font-name="Courier 10 Pitch"/>
    </style:style>
    <style:style style:name="T4" style:family="text">
      <style:text-properties officeooo:rsid="0018a3d1"/>
    </style:style>
    <style:style style:name="T5" style:family="text">
      <style:text-properties style:font-name="Courier 10 Pitch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bitmap" draw:fill-color="#000000" draw:fill-image-name="Empty" draw:opacity="0%" draw:textarea-horizontal-align="justify" draw:textarea-vertical-align="middle" draw:auto-grow-height="tru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opacity="0%" draw:textarea-horizontal-align="justify" draw:textarea-vertical-align="middle" draw:auto-grow-height="tru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optimization</text:p>
      <text:p text:style-name="P1"/>
      <text:p text:style-name="P2">Optimization seeks to improve a programs resource utilization</text:p>
      <text:list xml:id="list6343695291" text:style-name="L1">
        <text:list-item>
          <text:p text:style-name="P8">Execution time(This is what is targeted here)</text:p>
        </text:list-item>
        <text:list-item>
          <text:p text:style-name="P8">Program size</text:p>
        </text:list-item>
        <text:list-item>
          <text:p text:style-name="P8">Network message sent</text:p>
        </text:list-item>
        <text:list-item>
          <text:p text:style-name="P8">Others</text:p>
        </text:list-item>
      </text:list>
      <text:p text:style-name="P6"/>
      <text:p text:style-name="P7">Basic principle</text:p>
      <text:p text:style-name="P6">Should not alter program behaviour</text:p>
      <text:p text:style-name="P6"/>
      <text:p text:style-name="P2">When should optimizations be performed?</text:p>
      <text:list xml:id="list32037199" text:style-name="L2">
        <text:list-item>
          <text:p text:style-name="P12">On AST</text:p>
          <text:list>
            <text:list-item>
              <text:p text:style-name="P12">Pro – Machine independent</text:p>
            </text:list-item>
            <text:list-item>
              <text:p text:style-name="P12">Con – Many of the details required for optimizations aren;t present in the AST</text:p>
            </text:list-item>
          </text:list>
        </text:list-item>
        <text:list-item>
          <text:p text:style-name="P12">On assembly language</text:p>
          <text:list>
            <text:list-item>
              <text:p text:style-name="P12">Pro – exposes optimization oppurtunities</text:p>
            </text:list-item>
            <text:list-item>
              <text:p text:style-name="P12">Con – Machine dependent and thus requires reimplementing optmizations when retargetting</text:p>
            </text:list-item>
          </text:list>
        </text:list-item>
        <text:list-item>
          <text:p text:style-name="P12">On an intemediate language</text:p>
          <text:list>
            <text:list-item>
              <text:p text:style-name="P12">Pro – Machine independent and exposes optimization opportunities.</text:p>
            </text:list-item>
          </text:list>
        </text:list-item>
      </text:list>
      <text:p text:style-name="P3"/>
      <text:p text:style-name="P2">Intermediate language</text:p>
      <text:p text:style-name="P3">A language between the source and the target</text:p>
      <text:p text:style-name="P3"/>
      <text:p text:style-name="P2">Need for intermediate language</text:p>
      <text:p text:style-name="P3">From the point of view of optimization</text:p>
      <text:list xml:id="list1617994017" text:style-name="L3">
        <text:list-item>
          <text:p text:style-name="P13">Provides more details than the source – Exposes common implementation constructs like registers which can be used for optimization and which aren't exposed by the source language.</text:p>
        </text:list-item>
        <text:list-item>
          <text:p text:style-name="P13">Lesser details than the source – Abstract the instruction set of the machine and helps a designer focus on common optimization principles. This intermediate code can then be retargeted to machines with different architectures.</text:p>
        </text:list-item>
      </text:list>
      <text:p text:style-name="P3"/>
      <text:p text:style-name="P2">Intermediate language used in cool</text:p>
      <text:list xml:id="list1318690891" text:style-name="L4">
        <text:list-item>
          <text:p text:style-name="P14">A high level <text:s/>assembly language</text:p>
        </text:list-item>
        <text:list-item>
          <text:p text:style-name="P14">Uses register names, but an unlimited number of</text:p>
        </text:list-item>
        <text:list-item>
          <text:p text:style-name="P14">Uses higher level opcodes – push, pop and the like</text:p>
        </text:list-item>
      </text:list>
      <text:p text:style-name="P3"/>
      <text:p text:style-name="P2">Basic block</text:p>
      <text:list xml:id="list1556249270" text:style-name="L5">
        <text:list-item>
          <text:p text:style-name="P15">A maximal sequence of instructions with no labels(except the first instruction) and no jumps(except the last instruction). Intuitively this the the body of a control structure of a higher level language</text:p>
        </text:list-item>
        <text:list-item>
          <text:p text:style-name="P15">The basic idea behind this conceptualization is that in a basic block control flows uninterrupted from the first <text:span text:style-name="T4">instruction</text:span> to the last instruction of the block and finding optimization <text:span text:style-name="T4">opportunities</text:span> under such deterministic scenarios is easier</text:p>
        </text:list-item>
      </text:list>
      <text:p text:style-name="P3"/>
      <text:p text:style-name="P2">A sample optimization within a block</text:p>
      <text:p text:style-name="P3"><draw:custom-shape text:anchor-type="paragraph" draw:z-index="0" draw:style-name="gr1" draw:text-style-name="P18" svg:width="1.4307in" svg:height="0.5815in" svg:x="0.2327in" svg:y="0.178in"><text:p><text:span text:style-name="T5">L :</text:span></text:p><text:p><text:span text:style-name="T5"><text:s text:c="4"/></text:span><text:span text:style-name="T5">t := 2 * x</text:span></text:p><text:p><text:span text:style-name="T5"><text:s text:c="4"/></text:span><text:span text:style-name="T5">w = t + x</text:span></text:p><text:p><text:span text:style-name="T5"><text:s text:c="4"/></text:span><text:span text:style-name="T5">if w &gt; 0 goto 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style-name="gr2" draw:text-style-name="P18" svg:width="1.4307in" svg:height="0.4362in" svg:x="2.3846in" svg:y="0.2354in"><text:p><text:span text:style-name="T5">L :</text:span></text:p><text:p><text:span text:style-name="T5"><text:s text:c="4"/></text:span><text:span text:style-name="T5">w = 2 * x + x</text:span></text:p><text:p><text:span text:style-name="T5"><text:s text:c="4"/></text:span><text:span text:style-name="T5">if w &gt; 0 goto L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><draw:custom-shape text:anchor-type="paragraph" draw:z-index="4" draw:style-name="gr3" svg:width="0.4925in" svg:height="0.0579in" svg:x="3.8161in" svg:y="0.26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3" svg:width="0.7185in" svg:height="0.0795in" svg:x="1.6646in" svg:y="0.230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style-name="gr2" draw:text-style-name="P18" svg:width="1.4307in" svg:height="0.4362in" svg:x="4.3098in" svg:y="-0.0098in"><text:p><text:span text:style-name="T5">L :</text:span></text:p><text:p><text:span text:style-name="T5"><text:s text:c="4"/></text:span><text:span text:style-name="T5">w = 3 * x</text:span></text:p><text:p><text:span text:style-name="T5"><text:s text:c="4"/></text:span><text:span text:style-name="T5">if w &gt; 0 goto L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/>
      <text:p text:style-name="P2"><text:soft-page-break/>Control flow graph</text:p>
      <text:list xml:id="list769119532" text:style-name="L6">
        <text:list-item>
          <text:p text:style-name="P16">Another grouping mechanism</text:p>
        </text:list-item>
        <text:list-item>
          <text:p text:style-name="P16">It is a directed graph with basic blocks as nodes</text:p>
        </text:list-item>
        <text:list-item>
          <text:p text:style-name="P16">An edge is present from block A to block B if the execution can pass from the last instruction of A to the first instruction of B. This can generally take place in the following two scenarios</text:p>
          <text:list>
            <text:list-item>
              <text:p text:style-name="P16">Last instruction in A is <text:span text:style-name="T3">jump L</text:span><text:span text:style-name="T1">B</text:span></text:p>
            </text:list-item>
            <text:list-item>
              <text:p text:style-name="P9">Execution can fall through from block A to B</text:p>
            </text:list-item>
          </text:list>
        </text:list-item>
        <text:list-item>
          <text:p text:style-name="P9">A control floe graph in effect models a method body for optimization purposes</text:p>
        </text:list-item>
      </text:list>
      <text:p text:style-name="P4"/>
      <text:p text:style-name="P5">Types of optimizations</text:p>
      <text:list xml:id="list457333414" text:style-name="L7">
        <text:list-item>
          <text:p text:style-name="P10">For languages like C and cool there are three granularities of optimizations</text:p>
          <text:list>
            <text:list-item>
              <text:p text:style-name="P17"><text:a xlink:type="simple" xlink:href="../Local%20Optimization.odt"><text:span text:style-name="T2">Local optimization</text:span></text:a><text:span text:style-name="T2"> – Apply to a basic block in isolation</text:span></text:p>
            </text:list-item>
            <text:list-item>
              <text:p text:style-name="P17"><text:a xlink:type="simple" xlink:href="../Global%20Optimizations.odt"><text:span text:style-name="T2">Global optimization</text:span></text:a><text:span text:style-name="T2"> – Apply to a control flow graph(to a method body contrary to the intuitive meaning of the term)</text:span></text:p>
            </text:list-item>
            <text:list-item>
              <text:p text:style-name="P10">Inter-procedural optimizations – Apply across method boundaries</text:p>
            </text:list-item>
          </text:list>
        </text:list-item>
        <text:list-item>
          <text:p text:style-name="P10">Many compilers do not do inter-procedural optimizations</text:p>
          <text:list>
            <text:list-item>
              <text:p text:style-name="P10">The optimizations are more difficult and the payoff is not worth it</text:p>
            </text:list-item>
          </text:list>
        </text:list-item>
      </text:list>
      <text:p text:style-name="P4"/>
      <text:p text:style-name="P5">Implementing optimizations in modern compilers</text:p>
      <text:list xml:id="list209619620" text:style-name="L8">
        <text:list-item>
          <text:p text:style-name="P11">A conscious decision is MADE <text:span text:style-name="T4">NOT </text:span>TO IMPLEMENT <text:s/>the fanciest optimization known</text:p>
          <text:list>
            <text:list-item>
              <text:p text:style-name="P11">Hard to implement</text:p>
            </text:list-item>
            <text:list-item>
              <text:p text:style-name="P11">Costly in terms of compilation time</text:p>
            </text:list-item>
            <text:list-item>
              <text:p text:style-name="P11">Low pay off</text:p>
            </text:list-item>
            <text:list-item>
              <text:p text:style-name="P11">A combination of the above three</text:p>
            </text:list-item>
          </text:list>
        </text:list-item>
        <text:list-item>
          <text:p text:style-name="P11">Goal while implementing optimization – Maximal benefit for minimum cost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6-26T11:51:06</meta:creation-date>
    <dc:date>2013-02-08T11:38:19</dc:date>
    <dc:creator>Kempa </dc:creator>
    <meta:editing-duration>PT1H35M14S</meta:editing-duration>
    <meta:editing-cycles>9</meta:editing-cycles>
    <meta:generator>LibreOffice/3.6$Linux_x86 LibreOffice_project/360m1$Build-2</meta:generator>
    <meta:document-statistic meta:table-count="0" meta:image-count="0" meta:object-count="0" meta:page-count="2" meta:paragraph-count="52" meta:word-count="506" meta:character-count="3008" meta:non-whitespace-character-count="2589"/>
  </office:meta>
</office:document-meta>
</file>